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128b8b"/>
    </style:style>
    <style:style style:name="P17" style:family="paragraph" style:parent-style-name="Text_20_body_20_with_20_1st_20_line_20_indent">
      <style:text-properties officeooo:paragraph-rsid="00133ad6"/>
    </style:style>
    <style:style style:name="P18" style:family="paragraph" style:parent-style-name="Text_20_body_20_with_20_1st_20_line_20_indent">
      <style:text-properties officeooo:paragraph-rsid="00163675"/>
    </style:style>
    <style:style style:name="P19" style:family="paragraph" style:parent-style-name="Text_20_body_20_with_20_1st_20_line_20_indent">
      <style:text-properties officeooo:paragraph-rsid="00180580"/>
    </style:style>
    <style:style style:name="P20" style:family="paragraph" style:parent-style-name="Text_20_body_20_with_20_1st_20_line_20_indent">
      <style:text-properties officeooo:paragraph-rsid="001e5f6c"/>
    </style:style>
    <style:style style:name="P21" style:family="paragraph" style:parent-style-name="Text_20_body_20_with_20_1st_20_line_20_indent">
      <style:text-properties officeooo:rsid="0018deb5" officeooo:paragraph-rsid="0018deb5"/>
    </style:style>
    <style:style style:name="P22" style:family="paragraph" style:parent-style-name="Text_20_body_20_with_20_1st_20_line_20_indent">
      <style:text-properties officeooo:paragraph-rsid="002623f3"/>
    </style:style>
    <style:style style:name="P23" style:family="paragraph" style:parent-style-name="Text_20_body_20_with_20_1st_20_line_20_indent">
      <style:text-properties officeooo:paragraph-rsid="0026af73"/>
    </style:style>
    <style:style style:name="P24" style:family="paragraph" style:parent-style-name="Text_20_body_20_with_20_1st_20_line_20_indent">
      <style:text-properties officeooo:paragraph-rsid="00275c63"/>
    </style:style>
    <style:style style:name="P25" style:family="paragraph" style:parent-style-name="Text_20_body_20_with_20_1st_20_line_20_indent">
      <style:text-properties officeooo:paragraph-rsid="00286eb6"/>
    </style:style>
    <style:style style:name="P26" style:family="paragraph" style:parent-style-name="Text_20_body_20_with_20_1st_20_line_20_indent">
      <style:text-properties officeooo:paragraph-rsid="002a90a6"/>
    </style:style>
    <style:style style:name="P27" style:family="paragraph" style:parent-style-name="fixed">
      <style:text-properties fo:font-style="italic" style:font-style-asian="italic" style:font-style-complex="italic"/>
    </style:style>
    <style:style style:name="P28" style:family="paragraph" style:parent-style-name="fixed">
      <style:text-properties fo:font-style="normal" style:font-style-asian="normal" style:font-style-complex="normal"/>
    </style:style>
    <style:style style:name="P29" style:family="paragraph" style:parent-style-name="fixed">
      <style:text-properties fo:font-weight="bold" style:font-weight-asian="bold" style:font-weight-complex="bold"/>
    </style:style>
    <style:style style:name="P30" style:family="paragraph" style:parent-style-name="fixed">
      <style:text-properties fo:font-weight="bold" officeooo:paragraph-rsid="00128b8b" style:font-weight-asian="bold" style:font-weight-complex="bold"/>
    </style:style>
    <style:style style:name="P31" style:family="paragraph" style:parent-style-name="fixed">
      <style:text-properties fo:font-weight="bold" officeooo:paragraph-rsid="00133ad6" style:font-weight-asian="bold" style:font-weight-complex="bold"/>
    </style:style>
    <style:style style:name="P32" style:family="paragraph" style:parent-style-name="fixed">
      <style:text-properties fo:font-weight="bold" officeooo:paragraph-rsid="0026af73" style:font-weight-asian="bold" style:font-weight-complex="bold"/>
    </style:style>
    <style:style style:name="P33" style:family="paragraph" style:parent-style-name="fixed">
      <style:text-properties fo:font-weight="bold" officeooo:paragraph-rsid="00275c63" style:font-weight-asian="bold" style:font-weight-complex="bold"/>
    </style:style>
    <style:style style:name="P34" style:family="paragraph" style:parent-style-name="fixed">
      <style:text-properties fo:font-weight="bold" officeooo:paragraph-rsid="00286eb6" style:font-weight-asian="bold" style:font-weight-complex="bold"/>
    </style:style>
    <style:style style:name="P35" style:family="paragraph" style:parent-style-name="fixed">
      <style:text-properties fo:font-weight="normal" style:font-weight-asian="normal" style:font-weight-complex="normal"/>
    </style:style>
    <style:style style:name="P36" style:family="paragraph" style:parent-style-name="fixed">
      <style:text-properties officeooo:rsid="001d8d6d" officeooo:paragraph-rsid="001d8d6d"/>
    </style:style>
    <style:style style:name="P37" style:family="paragraph" style:parent-style-name="Text_20_body_20_with_20_1st_20_line_20_indent">
      <style:paragraph-properties fo:margin-left="0.4925in" fo:margin-right="0in" fo:text-indent="0in" style:auto-text-indent="true"/>
    </style:style>
    <style:style style:name="P38" style:family="paragraph" style:parent-style-name="fixed">
      <style:paragraph-properties fo:margin-left="0.4925in" fo:margin-right="0in" fo:text-indent="0in" style:auto-text-indent="true"/>
      <style:text-properties fo:font-weight="bold" style:font-weight-asian="bold" style:font-weight-complex="bold"/>
    </style:style>
    <style:style style:name="P39" style:family="paragraph" style:parent-style-name="Standard">
      <style:text-properties officeooo:paragraph-rsid="00133ad6"/>
    </style:style>
    <style:style style:name="P40" style:family="paragraph" style:parent-style-name="Heading_20_1">
      <style:paragraph-properties fo:text-align="center" style:justify-single-word="false"/>
    </style:style>
    <style:style style:name="P41" style:family="paragraph" style:parent-style-name="Heading_20_2">
      <style:paragraph-properties fo:text-align="center" style:justify-single-word="false"/>
    </style:style>
    <style:style style:name="P42" style:family="paragraph" style:parent-style-name="Heading_20_2" style:list-style-name=""/>
    <style:style style:name="P43" style:family="paragraph" style:parent-style-name="Heading_20_2">
      <style:text-properties fo:font-style="italic" fo:font-weight="bold" style:font-style-asian="italic" style:font-weight-asian="bold" style:font-style-complex="italic" style:font-weight-complex="bold"/>
    </style:style>
    <style:style style:name="P44" style:family="paragraph" style:parent-style-name="Heading_20_2">
      <style:text-properties fo:font-weight="bold" style:font-weight-asian="bold" style:font-weight-complex="bold"/>
    </style:style>
    <style:style style:name="P45" style:family="paragraph" style:parent-style-name="Heading_20_2">
      <style:paragraph-properties fo:break-before="page"/>
    </style:style>
    <style:style style:name="P46" style:family="paragraph" style:parent-style-name="fixed">
      <style:text-properties officeooo:paragraph-rsid="002f8997"/>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Text_20_body_20_with_20_1st_20_line_20_indent">
      <style:text-properties officeooo:paragraph-rsid="002f8997"/>
    </style:style>
    <style:style style:name="P49" style:family="paragraph" style:parent-style-name="Text_20_body_20_with_20_1st_20_line_20_indent">
      <style:text-properties officeooo:paragraph-rsid="0030dfe2"/>
    </style:style>
    <style:style style:name="P50" style:family="paragraph" style:parent-style-name="Heading_20_3">
      <style:text-properties officeooo:paragraph-rsid="00180580"/>
    </style:style>
    <style:style style:name="P51" style:family="paragraph" style:parent-style-name="Heading_20_3">
      <style:text-properties fo:font-style="normal" style:font-style-asian="normal" style:font-style-complex="normal"/>
    </style:style>
    <style:style style:name="P52" style:family="paragraph" style:parent-style-name="Heading_20_3">
      <style:text-properties fo:font-weight="bold" style:font-weight-asian="bold" style:font-weight-complex="bold"/>
    </style:style>
    <style:style style:name="P53" style:family="paragraph" style:parent-style-name="Heading_20_3">
      <style:text-properties officeooo:paragraph-rsid="0030dfe2"/>
    </style:style>
    <style:style style:name="P54" style:family="paragraph" style:parent-style-name="Heading_20_4">
      <style:text-properties officeooo:paragraph-rsid="001e5f6c"/>
    </style:style>
    <style:style style:name="P55" style:family="paragraph" style:parent-style-name="Heading_20_4">
      <style:text-properties fo:font-style="normal" style:font-style-asian="normal" style:font-style-complex="normal"/>
    </style:style>
    <style:style style:name="P56" style:family="paragraph" style:parent-style-name="Heading_20_4">
      <style:text-properties fo:font-style="normal" officeooo:paragraph-rsid="001f98ad" style:font-style-asian="normal" style:font-style-complex="normal"/>
    </style:style>
    <style:style style:name="P57" style:family="paragraph" style:parent-style-name="Contents_20_5">
      <style:paragraph-properties>
        <style:tab-stops>
          <style:tab-stop style:position="6.139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75c63" style:font-style-asian="italic" style:font-style-complex="italic"/>
    </style:style>
    <style:style style:name="T7" style:family="text">
      <style:text-properties fo:font-style="italic" officeooo:rsid="002822ad" style:font-style-asian="italic" style:font-style-complex="italic"/>
    </style:style>
    <style:style style:name="T8" style:family="text">
      <style:text-properties fo:font-style="italic" officeooo:rsid="002d0eca" style:font-style-asian="italic" style:font-style-complex="italic"/>
    </style:style>
    <style:style style:name="T9" style:family="text">
      <style:text-properties fo:font-style="italic" officeooo:rsid="002f8997" style:font-style-asian="italic" style:font-style-complex="italic"/>
    </style:style>
    <style:style style:name="T10" style:family="text">
      <style:text-properties fo:font-style="italic" officeooo:rsid="0030dfe2"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none" officeooo:rsid="00163675"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cb81d" style:font-style-asian="normal" style:font-style-complex="normal"/>
    </style:style>
    <style:style style:name="T15" style:family="text">
      <style:text-properties fo:font-style="normal" officeooo:rsid="00101d46" style:font-style-asian="normal" style:font-style-complex="normal"/>
    </style:style>
    <style:style style:name="T16" style:family="text">
      <style:text-properties fo:font-style="normal" officeooo:rsid="001c3b82" style:font-style-asian="normal" style:font-style-complex="normal"/>
    </style:style>
    <style:style style:name="T17" style:family="text">
      <style:text-properties fo:font-style="normal" officeooo:rsid="001f98ad" style:font-style-asian="normal" style:font-style-complex="normal"/>
    </style:style>
    <style:style style:name="T18" style:family="text">
      <style:text-properties fo:font-style="normal" officeooo:rsid="0021a969" style:font-style-asian="normal" style:font-style-complex="normal"/>
    </style:style>
    <style:style style:name="T19" style:family="text">
      <style:text-properties fo:font-style="normal" officeooo:rsid="002822ad" style:font-style-asian="normal" style:font-style-complex="normal"/>
    </style:style>
    <style:style style:name="T20" style:family="text">
      <style:text-properties fo:font-style="normal" officeooo:rsid="002d0eca" style:font-style-asian="normal" style:font-style-complex="normal"/>
    </style:style>
    <style:style style:name="T21" style:family="text">
      <style:text-properties fo:font-style="normal" officeooo:rsid="002f8997" style:font-style-asian="normal" style:font-style-complex="normal"/>
    </style:style>
    <style:style style:name="T22" style:family="text">
      <style:text-properties fo:font-style="normal" officeooo:rsid="0030dfe2"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163675" style:font-style-asian="normal" style:font-style-complex="normal"/>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style:text-underline-style="none"/>
    </style:style>
    <style:style style:name="T28" style:family="text">
      <style:text-properties style:text-underline-style="solid" style:text-underline-width="auto" style:text-underline-color="font-color"/>
    </style:style>
    <style:style style:name="T29" style:family="text">
      <style:text-properties officeooo:rsid="0003f660"/>
    </style:style>
    <style:style style:name="T30" style:family="text">
      <style:text-properties officeooo:rsid="0004176b"/>
    </style:style>
    <style:style style:name="T31" style:family="text">
      <style:text-properties officeooo:rsid="00042f50"/>
    </style:style>
    <style:style style:name="T32" style:family="text">
      <style:text-properties officeooo:rsid="00065bf3"/>
    </style:style>
    <style:style style:name="T33" style:family="text">
      <style:text-properties officeooo:rsid="00088531"/>
    </style:style>
    <style:style style:name="T34" style:family="text">
      <style:text-properties officeooo:rsid="0008eb32"/>
    </style:style>
    <style:style style:name="T35" style:family="text">
      <style:text-properties officeooo:rsid="000a5e60"/>
    </style:style>
    <style:style style:name="T36" style:family="text">
      <style:text-properties officeooo:rsid="000bfa2a"/>
    </style:style>
    <style:style style:name="T37" style:family="text">
      <style:text-properties officeooo:rsid="000cb81d"/>
    </style:style>
    <style:style style:name="T38" style:family="text">
      <style:text-properties officeooo:rsid="000dce81"/>
    </style:style>
    <style:style style:name="T39" style:family="text">
      <style:text-properties officeooo:rsid="000e5d2d"/>
    </style:style>
    <style:style style:name="T40" style:family="text">
      <style:text-properties officeooo:rsid="00128b8b"/>
    </style:style>
    <style:style style:name="T41" style:family="text">
      <style:text-properties officeooo:rsid="00133ad6"/>
    </style:style>
    <style:style style:name="T42" style:family="text">
      <style:text-properties officeooo:rsid="00145dbf"/>
    </style:style>
    <style:style style:name="T43" style:family="text">
      <style:text-properties officeooo:rsid="00163675"/>
    </style:style>
    <style:style style:name="T44" style:family="text">
      <style:text-properties officeooo:rsid="00180580"/>
    </style:style>
    <style:style style:name="T45" style:family="text">
      <style:text-properties officeooo:rsid="001a6c7e"/>
    </style:style>
    <style:style style:name="T46" style:family="text">
      <style:text-properties officeooo:rsid="001c3b82"/>
    </style:style>
    <style:style style:name="T47" style:family="text">
      <style:text-properties officeooo:rsid="001c657d"/>
    </style:style>
    <style:style style:name="T48" style:family="text">
      <style:text-properties officeooo:rsid="001d8d6d"/>
    </style:style>
    <style:style style:name="T49" style:family="text">
      <style:text-properties officeooo:rsid="001e5f6c"/>
    </style:style>
    <style:style style:name="T50" style:family="text">
      <style:text-properties officeooo:rsid="001f98ad"/>
    </style:style>
    <style:style style:name="T51" style:family="text">
      <style:text-properties officeooo:rsid="002095e7"/>
    </style:style>
    <style:style style:name="T52" style:family="text">
      <style:text-properties officeooo:rsid="0021a969"/>
    </style:style>
    <style:style style:name="T53" style:family="text">
      <style:text-properties officeooo:rsid="002623f3"/>
    </style:style>
    <style:style style:name="T54" style:family="text">
      <style:text-properties officeooo:rsid="0026af73"/>
    </style:style>
    <style:style style:name="T55" style:family="text">
      <style:text-properties officeooo:rsid="00275c63"/>
    </style:style>
    <style:style style:name="T56" style:family="text">
      <style:text-properties officeooo:rsid="002822ad"/>
    </style:style>
    <style:style style:name="T57" style:family="text">
      <style:text-properties officeooo:rsid="00282424"/>
    </style:style>
    <style:style style:name="T58" style:family="text">
      <style:text-properties officeooo:rsid="00282b27"/>
    </style:style>
    <style:style style:name="T59" style:family="text">
      <style:text-properties officeooo:rsid="00286eb6"/>
    </style:style>
    <style:style style:name="T60" style:family="text">
      <style:text-properties officeooo:rsid="0029766e"/>
    </style:style>
    <style:style style:name="T61" style:family="text">
      <style:text-properties officeooo:rsid="002a90a6"/>
    </style:style>
    <style:style style:name="T62" style:family="text">
      <style:text-properties officeooo:rsid="002c5065"/>
    </style:style>
    <style:style style:name="T63" style:family="text">
      <style:text-properties officeooo:rsid="002d0eca"/>
    </style:style>
    <style:style style:name="T64" style:family="text">
      <style:text-properties officeooo:rsid="002d4fe5"/>
    </style:style>
    <style:style style:name="T65" style:family="text">
      <style:text-properties officeooo:rsid="002eb6ca"/>
    </style:style>
    <style:style style:name="T66" style:family="text">
      <style:text-properties officeooo:rsid="002f8997"/>
    </style:style>
    <style:style style:name="T67" style:family="text">
      <style:text-properties officeooo:rsid="0030dfe2"/>
    </style:style>
    <style:style style:name="T68" style:family="text">
      <style:text-properties officeooo:rsid="00333593"/>
    </style:style>
    <style:style style:name="T69" style:family="text">
      <style:text-properties officeooo:rsid="0035294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he Deva Programming Language</text:h>
      <text:p text:style-name="P2">v.<text:span text:style-name="T31">2</text:span>.0.0</text:p>
      <text:p text:style-name="P1">Joshua Shepard</text:p>
      <text:p text:style-name="P1"><text:a xlink:type="simple" xlink:href="mailto:josh.shepard@gmail.com">josh.shepard@gmail.com</text:a></text:p>
      <text:p text:style-name="P1"><text:date style:data-style-name="N37" text:date-value="2011-05-12T17:55:46.99">05/12/11</text:date></text:p>
      <text:p text:style-name="P1"/>
      <text:h text:style-name="P4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The Deva Programming Language<text:tab/>1</text:p>
          <text:p text:style-name="P58">Summary<text:tab/>1</text:p>
          <text:p text:style-name="P58">1 Introduction<text:tab/>4</text:p>
          <text:p text:style-name="P58">2 Environment and Modules<text:tab/>4</text:p>
          <text:p text:style-name="P58">3 Types and Scopes<text:tab/>5</text:p>
          <text:p text:style-name="P59">Types<text:tab/>5</text:p>
          <text:p text:style-name="P59">Scopes<text:tab/>5</text:p>
          <text:p text:style-name="P59">3.1 Function Parameters<text:tab/>6</text:p>
          <text:p text:style-name="P59">3.2 'Built-in' functions<text:tab/>7</text:p>
          <text:p text:style-name="P58">4 Language Specification<text:tab/>7</text:p>
          <text:p text:style-name="P59">4.1 Lexical conventions<text:tab/>7</text:p>
          <text:p text:style-name="P59">4.2 Statements<text:tab/>7</text:p>
          <text:p text:style-name="P60">4.2.1 Compound statements<text:tab/>8</text:p>
          <text:p text:style-name="P60">4.2.2 Assignment statements<text:tab/>8</text:p>
          <text:p text:style-name="P60">4.2.3 Increment / Decrement statements<text:tab/>8</text:p>
          <text:p text:style-name="P60">4.2.4 Control structures<text:tab/>8</text:p>
          <text:p text:style-name="P60">4.2.5 Function calls as statements<text:tab/>9</text:p>
          <text:p text:style-name="P59">4.3 Expressions<text:tab/>9</text:p>
          <text:p text:style-name="P60">4.3.1 Basic expressions<text:tab/>9</text:p>
          <text:p text:style-name="P60">4.3.2 Arithmetic expressions<text:tab/>9</text:p>
          <text:p text:style-name="P60">4.3.3 Increment / decrement expressions<text:tab/>9</text:p>
          <text:p text:style-name="P60">4.3.4 Logical expressions<text:tab/>10</text:p>
          <text:p text:style-name="P60">4.3.5 Collection constructors<text:tab/>10</text:p>
          <text:p text:style-name="P60">4.3.6 Collection indexers<text:tab/>10</text:p>
          <text:p text:style-name="P57">4.3.6.1 Slice notation<text:tab/>10</text:p>
          <text:p text:style-name="P60">4.3.7 Function calls<text:tab/>11</text:p>
          <text:p text:style-name="P60">4.3.8 Instance constructors<text:tab/>11</text:p>
          <text:p text:style-name="P59">4.4 Function definitions<text:tab/>12</text:p>
          <text:p text:style-name="P59">4.5 Class definitions<text:tab/>12</text:p>
          <text:p text:style-name="P58">5 Classes and instances<text:tab/>13</text:p>
          <text:p text:style-name="P59">5.1 Basic structure<text:tab/>13</text:p>
          <text:p text:style-name="P59">5.2 Inheritance<text:tab/>13</text:p>
          <text:p text:style-name="P59">5.3 Construction and the 'new' method<text:tab/>14</text:p>
          <text:p text:style-name="P59">5.4 Destruction and the 'delete' method<text:tab/>14</text:p>
          <text:p text:style-name="P59">5.5 Methods and the 'self' parameter<text:tab/>14</text:p>
          <text:p text:style-name="P59">5.6 Special methods<text:tab/>14</text:p>
          <text:p text:style-name="P60">5.6.1 The 'enumeration interface'<text:tab/>14</text:p>
          <text:p text:style-name="P60">5.6.2 'repr' and 'str'<text:tab/>15</text:p>
          <text:p text:style-name="P58">6 Built-in functions, methods and modules<text:tab/>16</text:p>
          <text:p text:style-name="P59">6.1 Built-in functions<text:tab/>16</text:p>
          <text:p text:style-name="P59">6.2 Map built-in methods<text:tab/>21</text:p>
          <text:p text:style-name="P59">6.3 Vector built-in methods<text:tab/>22</text:p>
          <text:p text:style-name="P59">6.4 String built-in methods<text:tab/>25</text:p>
          <text:p text:style-name="P59">6.5 Built-in module bit<text:tab/>28</text:p>
          <text:p text:style-name="P59">6.6 Built-in module math<text:tab/>28</text:p>
          <text:p text:style-name="P59"><text:soft-page-break/>6.7 Built-in module os<text:tab/>30</text:p>
          <text:p text:style-name="P59">6.8 Built-in module _re<text:tab/>32</text:p>
          <text:p text:style-name="P58">7 Provided modules<text:tab/>33</text:p>
          <text:p text:style-name="P59">7.1 Module re<text:tab/>33</text:p>
          <text:p text:style-name="P59">7.2 Module glob<text:tab/>34</text:p>
          <text:p text:style-name="P58">8 Sample deva code<text:tab/>34</text:p>
          <text:p text:style-name="P59">8.1 bubble sort<text:tab/>34</text:p>
          <text:p text:style-name="P59">8.2 default parameters<text:tab/>36</text:p>
          <text:p text:style-name="P59">8.3 import<text:tab/>36</text:p>
          <text:p text:style-name="P59">8.4 eval – running code dynamically<text:tab/>37</text:p>
          <text:p text:style-name="P59">8.5 Classes, instances, constructors and inheritance<text:tab/>37</text:p>
          <text:p text:style-name="P59">8.6 Factorial examples<text:tab/>38</text:p>
          <text:p text:style-name="P59">8.7 Nested function examples<text:tab/>39</text:p>
          <text:p text:style-name="P58">9 Embedding deva<text:tab/>40</text:p>
        </text:index-body>
      </text:table-of-content>
      <text:h text:style-name="P42" text:outline-level="2"/>
      <text:h text:style-name="P4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51">You could say that it is syntactically similar to C, but semantically similar to Scheme. Syntactically, </text:span><text:span text:style-name="T65">i</text:span>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6">(eval() </text:span><text:span text:style-name="T38">and importmodule() </text:span><text:span text:style-name="T36">produce and return an “anonymous module”, which can be assigned to a variable so that objects defined in it can be accessed later, </text:span><text:span text:style-name="T38">while the import statement also produces the variable to hold the module</text:span><text:span text:style-name="T36">).</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h text:style-name="P53" text:outline-level="3"><text:span text:style-name="T67">3.1 Types</text:span></text:h>
      <text:p text:style-name="Text_20_body_20_with_20_1st_20_line_20_indent">Deva is dynamically typed. Internally every variable has a type, but it is not evaluated until the variable is used. If the variable is of the wrong type for a particular usage a run-time error will result. </text:p>
      <text:p text:style-name="Text_20_body_20_with_20_1st_20_line_20_indent">There are <text:span text:style-name="T55">eight</text:span> basic types in deva: null, string, number, boolean, function, <text:span text:style-name="T55">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55">Modules are code library objects, </text:span><text:span text:style-name="T58">written either in the deva language or in native C/C++</text:span><text:span text:style-name="T55">. </text:span>These <text:span text:style-name="T55">six </text:span>data types are “value types”, meaning that variables of these types are simple values, <text:span text:style-name="T1">not</text:span><text:span text:style-name="T13">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55">several </text:span>types that are not visible externally: a 'size' type, <text:span text:style-name="T42">a 'native function' type,</text:span> a 'native object' type <text:span text:style-name="T42">and an 'invalid' type</text:span>. These are useful only to developers embedding or extending the deva language. The 'size' type is an integer number type the size of the native integer on the machine on which deva is compiled (a “size_t” in C/C++). <text:span text:style-name="T42">The 'native function' type is a function object that was implemented in native (C/C++) code. </text:span>The 'native object' type is a native pointer to C/C++ data (a void* in C/C++). <text:span text:style-name="T55">The 'symbol name' type indicates a symbolic name. </text:span><text:span text:style-name="T42">The 'invalid' type is a marker indicating that the object was never initialized properly.</text:span>]</text:p>
      <text:p text:style-name="Text_20_body_20_with_20_1st_20_line_20_indent"><text:span text:style-name="T1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h text:style-name="P53" text:outline-level="3"><text:span text:style-name="T22">3.2 Scopes</text:span></text:h>
      <text:p text:style-name="P18">Like C-derived languages, deva is block-scoped using curly braces. <text:span text:style-name="T11">Unlike</text:span><text:span text:style-name="T23"> C, deva is </text:span><text:span text:style-name="T24">scoped both statically </text:span><text:span text:style-name="T12">and</text:span><text:span text:style-name="T24"> </text:span><text:span text:style-name="T23">dynamically, not statically </text:span><text:span text:style-name="T24">alone</text:span><text:span text:style-name="T23">.</text:span> <text:span text:style-name="T43">All variables are local to some scope and are declared in that scope using the 'local' keyword. e.g. 'local x = 32;' defines a local variable 'x' and assigns it the numeric value '32'.</text:span></text:p>
      <text:p text:style-name="P21">(As a nicety, 'local x;' is syntactic sugar for 'local x = null;')</text:p>
      <text:p text:style-name="P48"><text:span text:style-name="T43">A variable can </text:span><text:span text:style-name="T66">instead</text:span><text:span text:style-name="T43"> be declared 'extern', which indicates that it is dynamically scoped </text:span><text:span text:style-name="T66">and is not defined in the current scope, but rather somewhere earlier in the calling sequence</text:span><text:span text:style-name="T43">. </text:span>A reference to a<text:span text:style-name="T43">n </text:span><text:soft-page-break/><text:span text:style-name="T43">'extern'</text:span> variable 'x' in a scope will use the first available 'x' found <text:span text:style-name="T9">at run-time </text:span>in the current scope or any scope below the current scope, right up to the global scope. <text:span text:style-name="T66">While this provides the language with some interesting and dynamic capabilities, </text:span><text:span text:style-name="T9"><text:s/></text:span><text:span text:style-name="T21">it can also easily create bugs if not used judiciously. It is important to remember that 'extern' variables are located at </text:span><text:span text:style-name="T9">run-time</text:span><text:span text:style-name="T21"> and not compile-time, and is worthwhile to give variables that are to be accessed via 'extern' unique names so they cannot easily be mistakenly used. </text:span></text:p>
      <text:p text:style-name="P48"><text:span text:style-name="T21">For example, this code does not do what the developer intended (print '42'):</text:span></text:p>
      <text:p text:style-name="P46"><text:span text:style-name="T21">local x = 42;</text:span></text:p>
      <text:p text:style-name="P46"><text:span text:style-name="T21">def foo()</text:span></text:p>
      <text:p text:style-name="P46"><text:span text:style-name="T21">{</text:span></text:p>
      <text:p text:style-name="P46"><text:span text:style-name="T21"><text:tab/>extern x;</text:span></text:p>
      <text:p text:style-name="P46"><text:span text:style-name="T21"><text:tab/>print( x );</text:span></text:p>
      <text:p text:style-name="P46"><text:span text:style-name="T21">}</text:span></text:p>
      <text:p text:style-name="P46"><text:span text:style-name="T21">def bar()</text:span></text:p>
      <text:p text:style-name="P46"><text:span text:style-name="T21">{</text:span></text:p>
      <text:p text:style-name="P46"><text:span text:style-name="T21"><text:tab/># do some stuff...</text:span></text:p>
      <text:p text:style-name="P46"><text:span text:style-name="T21"><text:tab/>local x = 12;</text:span></text:p>
      <text:p text:style-name="P46"><text:span text:style-name="T21"><text:tab/># ... do some more stuff...</text:span></text:p>
      <text:p text:style-name="P46"><text:span text:style-name="T21"><text:tab/>foo();</text:span></text:p>
      <text:p text:style-name="P46"><text:span text:style-name="T21">}</text:span></text:p>
      <text:p text:style-name="P46"><text:span text:style-name="T21">bar();</text:span></text:p>
      <text:p text:style-name="P48"><text:span text:style-name="T21">This code prints 12, as you might guess, not 42. In a simple case like this is it relatively simple to pick out what is happening, but if foo and bar were far apart in code, or even in different files, it would be very easy to accidentally add a local 'x' in it and inadvertently cause the behavior of foo to change. If the developer of foo had used a detailed, descriptive variable name like 'the_meaning_of_life_the_universe_and_everything', this problem would have been much less likely to occur.</text:span></text:p>
      <text:p text:style-name="P18">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text:span text:style-name="T67">as long as the developer is careful not to pass any references to them out of scope</text:span>. Along these same lines, reference types created <text:span text:style-name="T67">as locals </text:span>in the global scope will not be destroyed <text:span text:style-name="T1">until the program exits</text:span>.</text:p>
      <text:h text:style-name="P50" text:outline-level="3">3.<text:span text:style-name="T67">3</text:span> <text:span text:style-name="T44">Function Parameters</text:span></text:h>
      <text:p text:style-name="P19">Parameters to functions/methods are passed <text:span text:style-name="T1">by value</text:span><text:span text:style-name="T13">, meaning that the function/method receives a </text:span><text:span text:style-name="T1">copy</text:span><text:span text:style-name="T13">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3"> if it were changed to point at a new object, the original would be </text:span><text:span text:style-name="T13">unaffected. For instance:</text:span></text:p>
      <text:p text:style-name="P28">def foo( v )</text:p>
      <text:p text:style-name="P28">{</text:p>
      <text:p text:style-name="P28"><text:soft-page-break/><text:s text:c="4"/># this appends the number 100 to vector 'v'</text:p>
      <text:p text:style-name="P28"><text:tab/>v.append( 100 );</text:p>
      <text:p text:style-name="P28"><text:tab/># the parameter 'v' is now a new, empty vector</text:p>
      <text:p text:style-name="P28"><text:tab/>v = [];</text:p>
      <text:p text:style-name="P28">}</text:p>
      <text:p text:style-name="P28"/>
      <text:p text:style-name="P28"><text:span text:style-name="T43">local </text:span>x = [0,1,2,3];</text:p>
      <text:p text:style-name="P28">foo( x );</text:p>
      <text:p text:style-name="P28"># the vector x now contains [1,2,3,100], as only the *parameter* in the </text:p>
      <text:p text:style-name="P28">function was set to a new, empty vector</text:p>
      <text:h text:style-name="Heading_20_3" text:outline-level="3">3.<text:span text:style-name="T67">4</text:span>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44">, but may be treated just like any other object.</text:span></text:p>
      <text:p text:style-name="P49"><text:span text:style-name="T67">Built-in functions exist at a global scope. They are the </text:span><text:span text:style-name="T10">last</text:span><text:span text:style-name="T22"> thing to be searched in when the value of an object is looked up and therefore can be overridden by user-defined objects (including functions). </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text:span text:style-name="T63">++ -- </text:span>[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text:soft-page-break/>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5">cannot</text:span> applied to a variable that does not yet exist <text:span text:style-name="T45">–</text:span> <text:span text:style-name="T45">you must <text:s/>first </text:span>create that variable <text:span text:style-name="T45">using a 'local' statement 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54" text:outline-level="4">4.2.3 <text:span text:style-name="T49">Increment / Decrement statements</text:span></text:h>
      <text:p text:style-name="P20"><text:span text:style-name="T49">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50">Note that these operators may </text:span><text:span text:style-name="T4">only</text:span><text:span text:style-name="T17"> be applied to a simple variable of numeric type, not any arbitrary expression. ('x = v[0]--;' is not legal, for instance). </text:span></text:p>
      <text:p text:style-name="P20"><text:span text:style-name="T49">The increment and decrement operators are </text:span><text:span text:style-name="T3">postfix operators </text:span><text:span text:style-name="T4">only</text:span><text:span text:style-name="T17">, unlike in C/C++ where they can be applied prefix or postfix. </text:span><text:span text:style-name="T20">Their </text:span><text:span text:style-name="T8">precedence</text:span><text:span text:style-name="T20">, however, is such that they are applied early in evaluation, similar to C/C++'s prefix operators. </text:span><text:span text:style-name="T17">The increment and decrement operators may also be used to create expressions, see section 4.3.3 below.</text:span></text:p>
      <text:h text:style-name="P54" text:outline-level="4">4.2.<text:span text:style-name="T49">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45">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5">b</text:span>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3"> ) </text:span><text:span text:style-name="T1">statement or compound-statement</text:span></text:p>
      <text:p text:style-name="fixed"><text:span text:style-name="T13">if( </text:span><text:span text:style-name="T1">'condition'</text:span><text:span text:style-name="T13"> ) </text:span><text:span text:style-name="T1">statement or compound-statement </text:span><text:span text:style-name="T13">[else </text:span><text:span text:style-name="T1">statement or compound-statement</text:span><text:span text:style-name="T13">]</text:span></text:p>
      <text:p text:style-name="fixed"><text:span text:style-name="T13">for( '</text:span><text:span text:style-name="T1">item' </text:span><text:span text:style-name="T13">in '</text:span><text:span text:style-name="T1">vector'</text:span><text:span text:style-name="T13"> ) </text:span><text:span text:style-name="T1">statement or compound-statement</text:span></text:p>
      <text:p text:style-name="fixed"><text:span text:style-name="T13">for( '</text:span><text:span text:style-name="T1">key' , 'value'</text:span><text:span text:style-name="T13"> in '</text:span><text:span text:style-name="T1">map'</text:span><text:span text:style-name="T13"> ) </text:span><text:span text:style-name="T1">statement or compound-statement</text:span></text:p>
      <text:p text:style-name="P28">return</text:p>
      <text:p text:style-name="fixed"><text:span text:style-name="T13">return '</text:span><text:span text:style-name="T1">value'</text:span></text:p>
      <text:p text:style-name="P28">break</text:p>
      <text:p text:style-name="P28">continue</text:p>
      <text:p text:style-name="fixed"><text:span text:style-name="T13">import </text:span><text:span text:style-name="T1">'path'</text:span></text:p>
      <text:p text:style-name="P28"/>
      <text:h text:style-name="P55" text:outline-level="4">4.2.<text:span text:style-name="T49">5</text:span> Function calls as statements</text:h>
      <text:p text:style-name="P6">Function call expressions like 'foo();' can stand alone as statements, as they have potential side effects. Any return value is lost.</text:p>
      <text:h text:style-name="P51" text:outline-level="3">4.3 Expressions</text:h>
      <text:h text:style-name="P55" text:outline-level="4">4.3.1 Basic expressions</text:h>
      <text:p text:style-name="P6">Basic expressions are:</text:p>
      <text:p text:style-name="P6"/>
      <text:p text:style-name="fixed"><text:span text:style-name="T13">( </text:span><text:span text:style-name="T1">'exp'</text:span><text:span text:style-name="T13"> )</text:span></text:p>
      <text:p text:style-name="P27">identifier</text:p>
      <text:p text:style-name="P27">numerical constant</text:p>
      <text:p text:style-name="P27">boolean</text:p>
      <text:p text:style-name="P27">null</text:p>
      <text:p text:style-name="P27">string literal</text:p>
      <text:p text:style-name="P28"/>
      <text:h text:style-name="P55"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6" text:outline-level="4">4.3.<text:span text:style-name="T50">3</text:span> <text:span text:style-name="T50">Increment / decrement</text:span> expressions</text:h>
      <text:p text:style-name="P7"><text:span text:style-name="T13">The </text:span><text:span text:style-name="T50">increment and decrement</text:span><text:span text:style-name="T13"> operators '+</text:span><text:span text:style-name="T50">+</text:span><text:span text:style-name="T13">' </text:span><text:span text:style-name="T50">and</text:span><text:span text:style-name="T13"> '</text:span><text:span text:style-name="T50">--</text:span><text:span text:style-name="T13">' </text:span><text:span text:style-name="T50">may be used on variables to create expressions </text:span><text:soft-page-break/><text:span text:style-name="T50">as well as statements (section 4.2.3). For instance, 'print( x-- );' is valid and results in both x being decremented by one </text:span><text:span text:style-name="T4">and </text:span><text:span text:style-name="T8">then </text:span><text:span text:style-name="T50">print being called with this value </text:span><text:span text:style-name="T64">(the ++/-- operators having higher precedence than function call argument evaluation)</text:span><text:span text:style-name="T50">.</text:span></text:p>
      <text:h text:style-name="P56" text:outline-level="4">4.3.<text:span text:style-name="T50">4</text:span> Logical expressions</text:h>
      <text:p text:style-name="Text_20_body_20_with_20_1st_20_line_20_indent"><text:span text:style-name="T13">Deva accepts the </text:span><text:span text:style-name="T15">'&amp;' (eagerly evaluated 'and'), '|' (eagerly evaluated 'or'), </text:span><text:span text:style-name="T13">'&amp;&amp;' (</text:span><text:span text:style-name="T15">short-circuiting '</text:span><text:span text:style-name="T13">and</text:span><text:span text:style-name="T15">'</text:span><text:span text:style-name="T13">) and '||' (</text:span><text:span text:style-name="T15">short-circuiting '</text:span><text:span text:style-name="T13">or</text:span><text:span text:style-name="T15">'</text:span><text:span text:style-name="T13">)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55" text:outline-level="4">4.3.<text:span text:style-name="T50">5</text:span> Collection constructors</text:h>
      <text:p text:style-name="P6">Maps and vectors must be created before they are used, unlike simple value types. The syntax for this is:</text:p>
      <text:p text:style-name="P6"/>
      <text:p text:style-name="P28">[ 'items' ];</text:p>
      <text:p text:style-name="P27">'map-name'<text:span text:style-name="T13"> = {};</text:span></text:p>
      <text:p text:style-name="P28"/>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5" text:outline-level="4">4.3.<text:span text:style-name="T50">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text:span text:style-name="T50">6</text:span>.1 Slice notation</text:h>
      <text:p text:style-name="Text_20_body_20_with_20_1st_20_line_20_indent">Vectors and strings have a further, extended indexer notation called “slicing”, <text:span text:style-name="T68">which is similar to the like-named facility in </text:span>Python and Icon. <text:span text:style-name="T68">Y</text:span>ou can give up to three values in a <text:span text:style-name="T68">slice</text:span>, separated by colons. The first is the start index, the second the end index and the third is the step value. For example, given the code:</text:p>
      <text:p text:style-name="Text_20_body_20_with_20_1st_20_line_20_indent"/>
      <text:p text:style-name="fixed"><text:span text:style-name="T45">local </text:span>v = ['f','o','o','b','a','r'];</text:p>
      <text:p text:style-name="fixed"><text:span text:style-name="T45">local </text:span>v2 = v[1:3];</text:p>
      <text:p text:style-name="fixed"><text:span text:style-name="T45">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25">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3"> side of an assignment. (With strings this is not </text:span><text:span text:style-name="T13">allowed, as strings in deva are immutable objects). If the slice has only two indices (i.e. no 'step' value) the right-hand side of the assignment replaces the sliced range. In this case the right-hand side could be </text:span><text:span text:style-name="T13">another vector, in which case all of its elements will be copied, or it could be any other type, in which case the object itself will be inserted. If a third index ('step' value) </text:span><text:span text:style-name="T1">is</text:span><text:span text:style-name="T1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5">local </text:span>v = ['f','o','o','b','a','r'];</text:p>
      <text:p text:style-name="fixed"><text:span text:style-name="T45">local </text:span>v[1:3] = 'u';<text:tab/><text:tab/><text:tab/><text:tab/># v now contains 'f','u','b','a','r'</text:p>
      <text:p text:style-name="fixed"><text:span text:style-name="T45">local </text:span>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55" text:outline-level="4">4.3.<text:span text:style-name="T50">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5" text:outline-level="4"><text:soft-page-break/>4.3.<text:span text:style-name="T50">8</text:span> Instance constructors</text:h>
      <text:p text:style-name="P6">Instances of classes (commonly called “objects”) are created using the syntax:</text:p>
      <text:p text:style-name="P6"/>
      <text:p text:style-name="P27">'instance-name'<text:span text:style-name="T13"> = new </text:span>'class-name'<text:span text:style-name="T13"> ( </text:span>'parameter-list'<text:span text:style-name="T13"> )</text:span></text:p>
      <text:p text:style-name="P28"/>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13">def </text:span><text:span text:style-name="T1">'fcn-name'</text:span><text:span text:style-name="T13"> ( </text:span><text:span text:style-name="T1">'parameter-list'</text:span><text:span text:style-name="T13"> ) </text:span><text:span text:style-name="T1">statement or compound-statement</text:span></text:p>
      <text:p text:style-name="P28"/>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8"/>
      <text:p text:style-name="P27">'param-name'<text:span text:style-name="T13"> = </text:span>'value'</text:p>
      <text:p text:style-name="P27"/>
      <text:p text:style-name="Text_20_body_20_with_20_1st_20_line_20_indent">The parameters with default values <text:span text:style-name="T1">must</text:span><text:span text:style-name="T13"> occur at the </text:span><text:span text:style-name="T1">end</text:span><text:span text:style-name="T13"> of the parameter list. </text:span></text:p>
      <text:p text:style-name="Text_20_body_20_with_20_1st_20_line_20_indent"><text:span text:style-name="T13">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13">class </text:span><text:span text:style-name="T1">'name'</text:span><text:span text:style-name="T13"> : </text:span><text:span text:style-name="T1">'parent-one'</text:span><text:span text:style-name="T13"> , </text:span><text:span text:style-name="T1">'parent-two' etc.</text:span></text:p>
      <text:p text:style-name="P28">{</text:p>
      <text:p text:style-name="P27">method-definitions</text:p>
      <text:p text:style-name="P28">}</text:p>
      <text:p text:style-name="P28"><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3">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5">does not exist – if you call a method that uses 'self' on a class object instead of an instance, a runtime error will result</text:span>).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text:span text:style-name="T69">a</text:span>.b();</text:p>
      <text:h text:style-name="Heading_20_3" text:outline-level="3">5.2 Inheritance</text:h>
      <text:p text:style-name="Text_20_body_20_with_20_1st_20_line_20_indent">If “Foo” from the example above had parent classes listed, the object 'Foo' that was created would <text:soft-page-break/>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6">else</text:span> a runtime error will result from trying to create an instance of a<text:span text:style-name="T46">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6">do NOT </text:span>receive “self”<text:span text:style-name="T13">. They must not try to reference member variables as any attempt to do so will cause an </text:span><text:span text:style-name="T16">runtime </text:span><text:span text:style-name="T13">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3"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7">and their internal types will be different.</text:span></text:p>
      <text:h text:style-name="Heading_20_3" text:outline-level="3">6.1 Built-in functions</text:h>
      <text:p text:style-name="Text_20_body_20_with_20_1st_20_line_20_indent">The following are built-in functions:</text:p>
      <text:p text:style-name="P29"/>
      <text:p text:style-name="P29">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9">name( obj )</text:p>
      <text:p text:style-name="Text_20_body_20_with_20_1st_20_line_20_indent">Returns the name of the variable 'obj' as a string.</text:p>
      <text:p text:style-name="P24"/>
      <text:p text:style-name="P33"><text:span text:style-name="T55">dir</text:span>( obj )</text:p>
      <text:p text:style-name="P24">Returns <text:span text:style-name="T55">a map of the </text:span><text:span text:style-name="T6">[name : object]</text:span><text:span text:style-name="T55"> contents of 'obj', which must be a map, class, instance or module object</text:span>. <text:span text:style-name="T56">(</text:span><text:span text:style-name="T55">Note </text:span><text:span text:style-name="T56">that the map returned is a </text:span><text:span text:style-name="T7">copy</text:span><text:span text:style-name="T19"> of the input's internal map, not the input object's internal map itself, so modifications to it will not be reflected in the input object.)</text:span></text:p>
      <text:p text:style-name="P24"/>
      <text:p text:style-name="P29">type( obj )</text:p>
      <text:p text:style-name="P26">Returns a string representing the type of the variable 'obj' (e.g. vector). <text:span text:style-name="T39">The possible values are: <text:s/>"null", "boolean", "number", "string", "vector", "map", "function", "native function", "class", "object", "native object", "size/address", "symbol name", "</text:span><text:span text:style-name="T55">module</text:span><text:span text:style-name="T39">", "</text:span><text:span text:style-name="T61">native module</text:span><text:span text:style-name="T39">" and "&lt;invalid&gt;".</text:span></text:p>
      <text:p text:style-name="P30"><text:soft-page-break/></text:p>
      <text:p text:style-name="P30"><text:span text:style-name="T40">is_null</text:span>( obj )</text:p>
      <text:p text:style-name="P16">Returns <text:span text:style-name="T40">true if 'obj' is null, false otherwise.</text:span></text:p>
      <text:p text:style-name="P30"/>
      <text:p text:style-name="P30"><text:span text:style-name="T40">is_boolean</text:span>( obj )</text:p>
      <text:p text:style-name="P16">Returns <text:span text:style-name="T40">true if 'obj' is a boolean, false otherwise.</text:span></text:p>
      <text:p text:style-name="P30"/>
      <text:p text:style-name="P30"><text:span text:style-name="T40">is_number</text:span>( obj )</text:p>
      <text:p text:style-name="P16">Returns <text:span text:style-name="T40">true if 'obj' is a number, false otherwise.</text:span></text:p>
      <text:p text:style-name="P30"/>
      <text:p text:style-name="P30"><text:span text:style-name="T40">is_string</text:span>( obj )</text:p>
      <text:p text:style-name="P16">Returns <text:span text:style-name="T40">true if 'obj' is a string, false otherwise.</text:span></text:p>
      <text:p text:style-name="P30"/>
      <text:p text:style-name="P30"><text:span text:style-name="T40">is_vector</text:span>( obj )</text:p>
      <text:p text:style-name="P16">Returns <text:span text:style-name="T40">true if 'obj' is a vector, false otherwise.</text:span></text:p>
      <text:p text:style-name="P30"/>
      <text:p text:style-name="P30"><text:span text:style-name="T40">is_map</text:span>( obj )</text:p>
      <text:p text:style-name="P16">Returns <text:span text:style-name="T40">true if 'obj' is a map, false otherwise. (Note: though classes and instances are represented by maps internally, and can be treated as maps, this function will return false if passed a class or instance). </text:span></text:p>
      <text:p text:style-name="P30"/>
      <text:p text:style-name="P30"><text:span text:style-name="T40">is_function</text:span>( obj )</text:p>
      <text:p text:style-name="P16">Returns <text:span text:style-name="T40">true if 'obj' is a function written in deva, false otherwise.</text:span></text:p>
      <text:p text:style-name="P30"/>
      <text:p text:style-name="P30"><text:span text:style-name="T40">is_native_function</text:span>( obj )</text:p>
      <text:p text:style-name="P16">Returns <text:span text:style-name="T40">true if 'obj' is a native (C/C++) function, false otherwise.</text:span></text:p>
      <text:p text:style-name="P30"/>
      <text:p text:style-name="P30"><text:span text:style-name="T40">is_class</text:span>( obj )</text:p>
      <text:p text:style-name="P16">Returns <text:span text:style-name="T40">true if 'obj' is a class object, false otherwise.</text:span></text:p>
      <text:p text:style-name="P30"/>
      <text:p text:style-name="P30"><text:span text:style-name="T40">is_instance</text:span>( obj )</text:p>
      <text:p text:style-name="P16">Returns <text:span text:style-name="T40">true if 'obj' is an instance of a class, false otherwise.</text:span></text:p>
      <text:p text:style-name="P30"/>
      <text:p text:style-name="P30"><text:span text:style-name="T40">is_native_obj</text:span>( obj )</text:p>
      <text:p text:style-name="P16">Returns <text:span text:style-name="T40">true if 'obj' is a native object, false otherwise.</text:span></text:p>
      <text:p text:style-name="P30"/>
      <text:p text:style-name="P30"><text:span text:style-name="T40">is_size</text:span>( obj )</text:p>
      <text:p text:style-name="P16">Returns <text:span text:style-name="T40">true if 'obj' is a size (address), false otherwise.</text:span></text:p>
      <text:p text:style-name="P30"><text:soft-page-break/></text:p>
      <text:p text:style-name="P30"><text:span text:style-name="T40">is_symbol_name</text:span>( obj )</text:p>
      <text:p text:style-name="P16">Returns <text:span text:style-name="T40">true if 'obj' is a symbol name, false otherwise.</text:span></text:p>
      <text:p text:style-name="P33"/>
      <text:p text:style-name="P33"><text:span text:style-name="T40">is_</text:span><text:span text:style-name="T55">module</text:span>( obj )</text:p>
      <text:p text:style-name="P24">Returns <text:span text:style-name="T40">true if 'obj' is a </text:span><text:span text:style-name="T55">module</text:span><text:span text:style-name="T40">, false otherwise.</text:span></text:p>
      <text:p text:style-name="P34"/>
      <text:p text:style-name="P34"><text:span text:style-name="T40">is_</text:span><text:span text:style-name="T59">native_</text:span><text:span text:style-name="T55">module</text:span>( obj )</text:p>
      <text:p text:style-name="P25">Returns <text:span text:style-name="T40">true if 'obj' is a </text:span><text:span text:style-name="T60">native (C/C++)</text:span><text:span text:style-name="T40"> </text:span><text:span text:style-name="T55">module</text:span><text:span text:style-name="T40">, false otherwise.</text:span></text:p>
      <text:p text:style-name="P25"/>
      <text:p text:style-name="P29">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9">chr( num )</text:p>
      <text:p text:style-name="Text_20_body_20_with_20_1st_20_line_20_indent">Converts the given numerical value to a single-character string and returns it.</text:p>
      <text:p text:style-name="Text_20_body_20_with_20_1st_20_line_20_indent"/>
      <text:p text:style-name="P29">num( o )</text:p>
      <text:p text:style-name="Text_20_body_20_with_20_1st_20_line_20_indent">Converts the given object into a number and returns it. Will fail if 'o' is a vector, map, class or instance object.</text:p>
      <text:p text:style-name="Text_20_body_20_with_20_1st_20_line_20_indent"/>
      <text:p text:style-name="P29">append( vec, value )</text:p>
      <text:p text:style-name="Text_20_body_20_with_20_1st_20_line_20_indent">Takes a vector object 'vec' and appends the object 'value' to it. No return value.</text:p>
      <text:p text:style-name="Text_20_body_20_with_20_1st_20_line_20_indent"/>
      <text:p text:style-name="P29">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9">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9">eval( s, <text:span text:style-name="T62">global = false</text:span> )</text:p>
      <text:p text:style-name="P15">Takes a string that contains deva code and executes it. <text:span text:style-name="T34">Returns the code module (“anonymous module”) that was generated. </text:span><text:span text:style-name="T62">If the 'global' parameter is 'true', the module will be marked 'global' and will be searched for symbol references at the same scope as builtin functions are. (Note that 'extern' declarations will still be necessary to inform the compiler of these symbols' existence).</text:span></text:p>
      <text:p text:style-name="Text_20_body_20_with_20_1st_20_line_20_indent"/>
      <text:p text:style-name="P29"><text:soft-page-break/>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9">close( file )</text:p>
      <text:p text:style-name="Text_20_body_20_with_20_1st_20_line_20_indent">Close the file associated with the given file handle.</text:p>
      <text:p text:style-name="Text_20_body_20_with_20_1st_20_line_20_indent"/>
      <text:p text:style-name="P29">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9">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9">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9">flush( file )</text:p>
      <text:p text:style-name="Text_20_body_20_with_20_1st_20_line_20_indent">Flush the file associated with the given file handle.</text:p>
      <text:p text:style-name="Text_20_body_20_with_20_1st_20_line_20_indent"/>
      <text:p text:style-name="P29">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9">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9">readline( file )</text:p>
      <text:p text:style-name="Text_20_body_20_with_20_1st_20_line_20_indent">Read a line (up to the first newline character) from file. Returns the line as a string.</text:p>
      <text:p text:style-name="Text_20_body_20_with_20_1st_20_line_20_indent"/>
      <text:p text:style-name="P29">readlines( file )</text:p>
      <text:p text:style-name="Text_20_body_20_with_20_1st_20_line_20_indent">Read the entire file as a sequence of lines. Returns the lines as a vector of strings.</text:p>
      <text:p text:style-name="Text_20_body_20_with_20_1st_20_line_20_indent"><text:soft-page-break/></text:p>
      <text:p text:style-name="P29">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9">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9">writeline( file, line )</text:p>
      <text:p text:style-name="Text_20_body_20_with_20_1st_20_line_20_indent">Write the string 'line' to the file associated with the given file handle.</text:p>
      <text:p text:style-name="Text_20_body_20_with_20_1st_20_line_20_indent"/>
      <text:p text:style-name="P29">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9">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9">tell( file )</text:p>
      <text:p text:style-name="Text_20_body_20_with_20_1st_20_line_20_indent">Return the current position in the file associated with the given file handle.</text:p>
      <text:p text:style-name="Text_20_body_20_with_20_1st_20_line_20_indent"/>
      <text:p text:style-name="P29">exit( value = 0 )</text:p>
      <text:p text:style-name="Text_20_body_20_with_20_1st_20_line_20_indent">Cause the program to immediately exit and return 'value' to the operating system.</text:p>
      <text:p text:style-name="Text_20_body_20_with_20_1st_20_line_20_indent"/>
      <text:p text:style-name="P29">range( start, end <text:span text:style-name="T32">=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32">If 'end' is </text:span><text:span text:style-name="T32">-1, the range starts at zero and ends at 'start'.</text:span></text:p>
      <text:p text:style-name="P39"/>
      <text:p text:style-name="P31"><text:span text:style-name="T41">vector_of</text:span>( <text:span text:style-name="T41">obj, n </text:span>)</text:p>
      <text:p text:style-name="P17">Generates a vector containing <text:span text:style-name="T41">'n' copies of the object 'obj'. </text:span></text:p>
      <text:p text:style-name="P17"/>
      <text:p text:style-name="P29">format( format_str, format_args )</text:p>
      <text:p text:style-name="Text_20_body_20_with_20_1st_20_line_20_indent"><text:soft-page-break/>Generates a string using Unix98 printf format specifiers with 'format_str' as the format string and the vector 'format_args' containing the formatting arguments.</text:p>
      <text:p text:style-name="Text_20_body_20_with_20_1st_20_line_20_indent"/>
      <text:p text:style-name="P29">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9">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28">must</text:span> be checked after each function call if it is necessary to act on errors. Note this function does not cause an early return or any other side effects, it <text:span text:style-name="T28">only</text:span> sets the flag and data object.</text:p>
      <text:p text:style-name="Text_20_body_20_with_20_1st_20_line_20_indent"/>
      <text:p text:style-name="P29">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9">geterror()</text:p>
      <text:p text:style-name="Text_20_body_20_with_20_1st_20_line_20_indent">Returns the global error data object, or null if no error occurred in the last function call.</text:p>
      <text:p text:style-name="P23"/>
      <text:p text:style-name="P32"><text:span text:style-name="T54">raise</text:span>( <text:span text:style-name="T54">message </text:span>)</text:p>
      <text:p text:style-name="P23">R<text:span text:style-name="T54">aises an irrecoverable</text:span> error. <text:span text:style-name="T54">At the command-line, a traceback is dumped</text:span> <text:span text:style-name="T54">with the error string 'message'</text:span>. <text:span text:style-name="T54">In a C++ application that embeds deva, an exception of type “UserException” can be caught and handled as desired. </text:span></text:p>
      <text:p text:style-name="P23"/>
      <text:p text:style-name="P29">importmodule( module_name )</text:p>
      <text:p text:style-name="P22">Imports the module 'module_name'. (The “import” statement calls this function). <text:span text:style-name="T37">Like eval(), importmodule() returns the code module object. </text:span><text:span text:style-name="T57">Calling importmodule on a native (built-in) module will return </text:span><text:span text:style-name="T61">a native module object</text:span><text:span text:style-name="T57">.</text:span></text:p>
      <text:p text:style-name="P22"><text:span text:style-name="T53">Note: </text:span><text:span text:style-name="T37">The import </text:span><text:span text:style-name="T2">statement</text:span><text:span text:style-name="T37"> creates a symbol name, while importmodule's return value must be assigned to a local to be used. e.g.: “local foo = importmodule ('foo');” is </text:span><text:span text:style-name="T2">roughly</text:span><text:span text:style-name="T14">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29">length()</text:p>
      <text:p text:style-name="Text_20_body_20_with_20_1st_20_line_20_indent">Returns the number of key-value pairs in the map.</text:p>
      <text:p text:style-name="Text_20_body_20_with_20_1st_20_line_20_indent"/>
      <text:p text:style-name="P29"><text:soft-page-break/>copy()</text:p>
      <text:p text:style-name="Text_20_body_20_with_20_1st_20_line_20_indent">Returns a (shallow) copy of the map.</text:p>
      <text:p text:style-name="Text_20_body_20_with_20_1st_20_line_20_indent"/>
      <text:p text:style-name="P29">remove( key )</text:p>
      <text:p text:style-name="Text_20_body_20_with_20_1st_20_line_20_indent">Removes the key-value pair indexed by 'key'.</text:p>
      <text:p text:style-name="Text_20_body_20_with_20_1st_20_line_20_indent"/>
      <text:p text:style-name="P29">find( key )</text:p>
      <text:p text:style-name="Text_20_body_20_with_20_1st_20_line_20_indent">Returns the value associated with 'key' if it is found in the map, null if it is not.</text:p>
      <text:p text:style-name="Text_20_body_20_with_20_1st_20_line_20_indent"/>
      <text:p text:style-name="P29">keys()</text:p>
      <text:p text:style-name="Text_20_body_20_with_20_1st_20_line_20_indent">Returns the keys of all the key-value pairs in the map, as a vector.</text:p>
      <text:p text:style-name="Text_20_body_20_with_20_1st_20_line_20_indent"/>
      <text:p text:style-name="P29">values()</text:p>
      <text:p text:style-name="Text_20_body_20_with_20_1st_20_line_20_indent">Returns the values of all the key-value pairs in the map, as a vector.</text:p>
      <text:p text:style-name="Text_20_body_20_with_20_1st_20_line_20_indent"/>
      <text:p text:style-name="P29">merge( other )</text:p>
      <text:p text:style-name="Text_20_body_20_with_20_1st_20_line_20_indent">Merges all the items in the map 'other' into this map.</text:p>
      <text:p text:style-name="Text_20_body_20_with_20_1st_20_line_20_indent"/>
      <text:p text:style-name="P29">rewind()</text:p>
      <text:p text:style-name="Text_20_body_20_with_20_1st_20_line_20_indent">Rewinds the current position to the first element in the map. See section 5.6 on the 'enumeration interface'. </text:p>
      <text:p text:style-name="Text_20_body_20_with_20_1st_20_line_20_indent"/>
      <text:p text:style-name="P29">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29">append( item )</text:p>
      <text:p text:style-name="Text_20_body_20_with_20_1st_20_line_20_indent">Appends an item to the vector.</text:p>
      <text:p text:style-name="Text_20_body_20_with_20_1st_20_line_20_indent"/>
      <text:p text:style-name="P29">length()</text:p>
      <text:p text:style-name="Text_20_body_20_with_20_1st_20_line_20_indent">Returns the number of items in the vector.</text:p>
      <text:p text:style-name="Text_20_body_20_with_20_1st_20_line_20_indent"><text:soft-page-break/></text:p>
      <text:p text:style-name="P29">copy()</text:p>
      <text:p text:style-name="Text_20_body_20_with_20_1st_20_line_20_indent">Returns a (shallow) copy of the vector.</text:p>
      <text:p text:style-name="Text_20_body_20_with_20_1st_20_line_20_indent"/>
      <text:p text:style-name="P29">concat( other )</text:p>
      <text:p text:style-name="Text_20_body_20_with_20_1st_20_line_20_indent">Concatenates the contents of the vector 'other' onto the end of this vector.</text:p>
      <text:p text:style-name="Text_20_body_20_with_20_1st_20_line_20_indent"/>
      <text:p text:style-name="P29">min()</text:p>
      <text:p text:style-name="Text_20_body_20_with_20_1st_20_line_20_indent">Returns the smallest item in this vector.</text:p>
      <text:p text:style-name="Text_20_body_20_with_20_1st_20_line_20_indent"/>
      <text:p text:style-name="P29">max()</text:p>
      <text:p text:style-name="Text_20_body_20_with_20_1st_20_line_20_indent">Returns the largest item in this vector.</text:p>
      <text:p text:style-name="Text_20_body_20_with_20_1st_20_line_20_indent"/>
      <text:p text:style-name="P29">pop()</text:p>
      <text:p text:style-name="Text_20_body_20_with_20_1st_20_line_20_indent">Removes the last item from this vector.</text:p>
      <text:p text:style-name="Text_20_body_20_with_20_1st_20_line_20_indent"/>
      <text:p text:style-name="P29">insert( position, value )</text:p>
      <text:p text:style-name="Text_20_body_20_with_20_1st_20_line_20_indent">Inserts the item 'value' into this vector at position 'position'.</text:p>
      <text:p text:style-name="Text_20_body_20_with_20_1st_20_line_20_indent"/>
      <text:p text:style-name="P29">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9">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9">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9">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9">reverse( start = 0, end = -1 )</text:p>
      <text:p text:style-name="Text_20_body_20_with_20_1st_20_line_20_indent"><text:soft-page-break/>Reverses the sequence of items in the vector from 'start' to 'end'. If 'end' is negative one, 'end' is the end of the entire vector. </text:p>
      <text:p text:style-name="Text_20_body_20_with_20_1st_20_line_20_indent"/>
      <text:p text:style-name="P29">sort( start = 0, end = -1, <text:span text:style-name="T52">predicate = null, obj = null</text:span> )</text:p>
      <text:p text:style-name="Text_20_body_20_with_20_1st_20_line_20_indent">Sorts the sequence of items in the vector from 'start' to 'end'. If 'end' is negative one, 'end' is the end of the entire vector. <text:span text:style-name="T52">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8">be passed as the </text:span><text:span text:style-name="T52">'obj' argument.</text:span></text:p>
      <text:p text:style-name="Text_20_body_20_with_20_1st_20_line_20_indent"/>
      <text:p text:style-name="P29">map( function, <text:span text:style-name="T30">obj = null</text:span> )</text:p>
      <text:p text:style-name="P14">Applies the single-parameter deva function 'function' to each element in the vector and returns a vector containing all the results (in the same order). <text:span text:style-name="T30">If t</text:span>he 'function' argument <text:span text:style-name="T30">is a method, the object on which the method is to be called ('self') must be passed in as the second argument (“obj”).</text:span></text:p>
      <text:p text:style-name="P29"/>
      <text:p text:style-name="P29">filter( function, <text:span text:style-name="T29">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30">If t</text:span>he 'function' argument <text:span text:style-name="T30">is a method, the object on which the method is to be called ('self') must be passed in as the second argument (“obj”).</text:span></text:p>
      <text:p text:style-name="P11"/>
      <text:p text:style-name="P29">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30">If t</text:span>he 'function' argument <text:span text:style-name="T30">is a method, the object on which the method is to be called ('self') must be passed in as the second argument (“obj”).</text:span></text:p>
      <text:p text:style-name="P10"/>
      <text:p text:style-name="P29">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3"> guaranteed that 'function' will be called for every element in the vector.</text:span> </text:p>
      <text:p text:style-name="P13"><text:span text:style-name="T30">If t</text:span>he 'function' argument <text:span text:style-name="T30">is a method, the object on which the method is to be called ('self') must be </text:span><text:span text:style-name="T30">passed in as the second argument (“obj”).</text:span></text:p>
      <text:p text:style-name="P29"/>
      <text:p text:style-name="P29">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3"> guaranteed that 'function' will be called for every </text:span><text:span text:style-name="T13">element in the vector.</text:span></text:p>
      <text:p text:style-name="P13"><text:soft-page-break/><text:span text:style-name="T30">If t</text:span>he 'function' argument <text:span text:style-name="T30">is a method, the object on which the method is to be called ('self') must be passed in as the second argument (“obj”).</text:span></text:p>
      <text:p text:style-name="P12"/>
      <text:p text:style-name="P29">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9">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29">rewind()</text:p>
      <text:p text:style-name="Text_20_body_20_with_20_1st_20_line_20_indent">Rewinds the current position to the first element in the vector. See section 5.6 on the 'enumeration interface'. </text:p>
      <text:p text:style-name="Text_20_body_20_with_20_1st_20_line_20_indent"/>
      <text:p text:style-name="P29">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9">concat( s )</text:p>
      <text:p text:style-name="Text_20_body_20_with_20_1st_20_line_20_indent">Concatenates the string 's' onto this string and returns the result.</text:p>
      <text:p text:style-name="Text_20_body_20_with_20_1st_20_line_20_indent"/>
      <text:p text:style-name="P29">length()</text:p>
      <text:p text:style-name="Text_20_body_20_with_20_1st_20_line_20_indent">Returns the length of this string.</text:p>
      <text:p text:style-name="Text_20_body_20_with_20_1st_20_line_20_indent"/>
      <text:p text:style-name="P29">copy()</text:p>
      <text:p text:style-name="Text_20_body_20_with_20_1st_20_line_20_indent">Returns a copy of this string.</text:p>
      <text:p text:style-name="Text_20_body_20_with_20_1st_20_line_20_indent"/>
      <text:p text:style-name="P29">insert( position, s )</text:p>
      <text:p text:style-name="Text_20_body_20_with_20_1st_20_line_20_indent">Inserts the string 's' at 'position'.</text:p>
      <text:p text:style-name="Text_20_body_20_with_20_1st_20_line_20_indent"><text:soft-page-break/></text:p>
      <text:p text:style-name="P29">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9">find( s, start = 0, <text:span text:style-name="T33">length</text:span> = -1 )</text:p>
      <text:p text:style-name="Text_20_body_20_with_20_1st_20_line_20_indent">Finds the next occurrence of the <text:span text:style-name="T33">sub</text:span>string 's', <text:span text:style-name="T33">of length 'length'</text:span>, starting at <text:span text:style-name="T33">position </text:span>'start'. <text:span text:style-name="T33">R</text:span>eturns its index if it is found or null if not. A <text:span text:style-name="T33">'length'</text:span> of negative one <text:span text:style-name="T33">indica</text:span>tes <text:span text:style-name="T33">a search for </text:span>the entire <text:span text:style-name="T33">sub</text:span>string.</text:p>
      <text:p text:style-name="Text_20_body_20_with_20_1st_20_line_20_indent"/>
      <text:p text:style-name="P29">rfind( s, start = 0, <text:span text:style-name="T33">length</text:span> = -1 )</text:p>
      <text:p text:style-name="Text_20_body_20_with_20_1st_20_line_20_indent">Finds the next occurrence of the <text:span text:style-name="T33">sub</text:span>string 's' <text:span text:style-name="T33">of length 'length'</text:span>, starting at '<text:span text:style-name="T33">start</text:span>', in reverse order. Returns its index if it is found or null if not.. A <text:span text:style-name="T33">'length'</text:span> of negative one <text:span text:style-name="T33">indicates a search for</text:span> the entire <text:span text:style-name="T33">sub</text:span>string.</text:p>
      <text:p text:style-name="Text_20_body_20_with_20_1st_20_line_20_indent"/>
      <text:p text:style-name="P29">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9">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9">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9">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9">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29">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29"><text:soft-page-break/>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9">replace( s, replacement_s )</text:p>
      <text:p text:style-name="Text_20_body_20_with_20_1st_20_line_20_indent">Replaces instances of the string 's' with 'replacement_s' and returns the resulting string.</text:p>
      <text:p text:style-name="Text_20_body_20_with_20_1st_20_line_20_indent"/>
      <text:p text:style-name="P29">upper()</text:p>
      <text:p text:style-name="Text_20_body_20_with_20_1st_20_line_20_indent">Converts all the characters to upper-case and returns the result.</text:p>
      <text:p text:style-name="Text_20_body_20_with_20_1st_20_line_20_indent"/>
      <text:p text:style-name="P29">lower()</text:p>
      <text:p text:style-name="Text_20_body_20_with_20_1st_20_line_20_indent">Converts all the characters to lower-case and returns the result.</text:p>
      <text:p text:style-name="Text_20_body_20_with_20_1st_20_line_20_indent"/>
      <text:p text:style-name="P29">isalphanum()</text:p>
      <text:p text:style-name="Text_20_body_20_with_20_1st_20_line_20_indent">Returns true if the string contains only alpha-numeric characters, false otherwise.</text:p>
      <text:p text:style-name="Text_20_body_20_with_20_1st_20_line_20_indent"><text:s/></text:p>
      <text:p text:style-name="P29">isalpha()</text:p>
      <text:p text:style-name="Text_20_body_20_with_20_1st_20_line_20_indent">Returns true if the string contains only alphabetic characters, false otherwise.</text:p>
      <text:p text:style-name="Text_20_body_20_with_20_1st_20_line_20_indent"/>
      <text:p text:style-name="P29">isdigit()</text:p>
      <text:p text:style-name="Text_20_body_20_with_20_1st_20_line_20_indent">Returns true if the string contains only decimal (base-10) digit characters, false otherwise.</text:p>
      <text:p text:style-name="P10"/>
      <text:p text:style-name="P29">islower()</text:p>
      <text:p text:style-name="Text_20_body_20_with_20_1st_20_line_20_indent">Returns true if the string contains only lower-case characters, false otherwise.</text:p>
      <text:p text:style-name="Text_20_body_20_with_20_1st_20_line_20_indent"/>
      <text:p text:style-name="P29">isupper()</text:p>
      <text:p text:style-name="Text_20_body_20_with_20_1st_20_line_20_indent">Returns true if the string contains only upper-case characters, false otherwise.</text:p>
      <text:p text:style-name="Text_20_body_20_with_20_1st_20_line_20_indent"/>
      <text:p text:style-name="P29">isspace()</text:p>
      <text:p text:style-name="Text_20_body_20_with_20_1st_20_line_20_indent">Returns true if the string contains only whitespace characters, false otherwise.</text:p>
      <text:p text:style-name="Text_20_body_20_with_20_1st_20_line_20_indent"/>
      <text:p text:style-name="P29">ispunct()</text:p>
      <text:p text:style-name="Text_20_body_20_with_20_1st_20_line_20_indent">Returns true if the string contains only punctuation characters, false otherwise.</text:p>
      <text:p text:style-name="Text_20_body_20_with_20_1st_20_line_20_indent"/>
      <text:p text:style-name="P29"><text:soft-page-break/>iscntrl()</text:p>
      <text:p text:style-name="Text_20_body_20_with_20_1st_20_line_20_indent">Returns true if the string contains only control characters, false otherwise.</text:p>
      <text:p text:style-name="Text_20_body_20_with_20_1st_20_line_20_indent"/>
      <text:p text:style-name="P29">isprint()</text:p>
      <text:p text:style-name="Text_20_body_20_with_20_1st_20_line_20_indent">Returns true if the string contains only printable characters, false otherwise.</text:p>
      <text:p text:style-name="Text_20_body_20_with_20_1st_20_line_20_indent"/>
      <text:p text:style-name="P29">isxdigit()</text:p>
      <text:p text:style-name="Text_20_body_20_with_20_1st_20_line_20_indent">Returns true if the string contains only hexadecimal (base-16) digit characters, false otherwise.</text:p>
      <text:p text:style-name="Text_20_body_20_with_20_1st_20_line_20_indent"/>
      <text:p text:style-name="P29">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9">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9">and( num1, num2 )</text:p>
      <text:p text:style-name="Text_20_body_20_with_20_1st_20_line_20_indent">Returns the result of the bit-wise “and” operation on the parameters.</text:p>
      <text:p text:style-name="Text_20_body_20_with_20_1st_20_line_20_indent"/>
      <text:p text:style-name="P29">or( num1, num2 )</text:p>
      <text:p text:style-name="Text_20_body_20_with_20_1st_20_line_20_indent">Returns the result of the bit-wise “or” operation on the parameters.</text:p>
      <text:p text:style-name="Text_20_body_20_with_20_1st_20_line_20_indent"/>
      <text:p text:style-name="P29">xor( num1, num2 )</text:p>
      <text:p text:style-name="Text_20_body_20_with_20_1st_20_line_20_indent">Returns the result of the bit-wise “xor” operation on the parameters.</text:p>
      <text:p text:style-name="Text_20_body_20_with_20_1st_20_line_20_indent"/>
      <text:p text:style-name="P29">complement( num )</text:p>
      <text:p text:style-name="Text_20_body_20_with_20_1st_20_line_20_indent">Returns the bit-wise complement of the parameter.</text:p>
      <text:p text:style-name="Text_20_body_20_with_20_1st_20_line_20_indent"/>
      <text:p text:style-name="P29">shift_left( num )</text:p>
      <text:p text:style-name="Text_20_body_20_with_20_1st_20_line_20_indent">Returns the result of the bit-wise “shift left” operation on the parameter.</text:p>
      <text:p text:style-name="Text_20_body_20_with_20_1st_20_line_20_indent"/>
      <text:p text:style-name="P29"><text:soft-page-break/>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29">pi()</text:p>
      <text:p text:style-name="Text_20_body_20_with_20_1st_20_line_20_indent">Returns the value of PI.</text:p>
      <text:p text:style-name="Text_20_body_20_with_20_1st_20_line_20_indent"/>
      <text:p text:style-name="P29">radians( degrees )</text:p>
      <text:p text:style-name="Text_20_body_20_with_20_1st_20_line_20_indent">Converts degrees to radians and returns the result.</text:p>
      <text:p text:style-name="Text_20_body_20_with_20_1st_20_line_20_indent"/>
      <text:p text:style-name="P29">degrees( radians )</text:p>
      <text:p text:style-name="Text_20_body_20_with_20_1st_20_line_20_indent">Converts radians to degrees and returns the result.</text:p>
      <text:p text:style-name="Text_20_body_20_with_20_1st_20_line_20_indent"/>
      <text:p text:style-name="P29">cos( theta )</text:p>
      <text:p text:style-name="P29">sin( theta )</text:p>
      <text:p text:style-name="P29">tan( theta )</text:p>
      <text:p text:style-name="P29">acos( theta )</text:p>
      <text:p text:style-name="P29">asin( theta )</text:p>
      <text:p text:style-name="P29">atan( theta )</text:p>
      <text:p text:style-name="P29">cosh( theta )</text:p>
      <text:p text:style-name="P29">sinh( theta )</text:p>
      <text:p text:style-name="P29">tanh( theta )</text:p>
      <text:p text:style-name="Text_20_body_20_with_20_1st_20_line_20_indent">Common trigonometric functions. (Note: the trig functions operate with angles in radians).</text:p>
      <text:p text:style-name="Text_20_body_20_with_20_1st_20_line_20_indent"/>
      <text:p text:style-name="P29">exp( num )</text:p>
      <text:p text:style-name="Text_20_body_20_with_20_1st_20_line_20_indent">Returns the base-e exponential function of 'num'.</text:p>
      <text:p text:style-name="Text_20_body_20_with_20_1st_20_line_20_indent"/>
      <text:p text:style-name="P29">log( num )</text:p>
      <text:p text:style-name="Text_20_body_20_with_20_1st_20_line_20_indent">Returns the natural logarithm of 'num'.</text:p>
      <text:p text:style-name="Text_20_body_20_with_20_1st_20_line_20_indent"/>
      <text:p text:style-name="P29">log10( num )</text:p>
      <text:p text:style-name="Text_20_body_20_with_20_1st_20_line_20_indent">Returns the base-10 logarithm of 'num'.</text:p>
      <text:p text:style-name="Text_20_body_20_with_20_1st_20_line_20_indent"><text:soft-page-break/></text:p>
      <text:p text:style-name="P29">abs( num )</text:p>
      <text:p text:style-name="Text_20_body_20_with_20_1st_20_line_20_indent">Returns the absolute value of 'num'.</text:p>
      <text:p text:style-name="Text_20_body_20_with_20_1st_20_line_20_indent"/>
      <text:p text:style-name="P29">sqrt( num )</text:p>
      <text:p text:style-name="Text_20_body_20_with_20_1st_20_line_20_indent">Returns the square root of 'num'.</text:p>
      <text:p text:style-name="Text_20_body_20_with_20_1st_20_line_20_indent"/>
      <text:p text:style-name="P29">pow( base, exponent )</text:p>
      <text:p text:style-name="Text_20_body_20_with_20_1st_20_line_20_indent">Returns 'base' raised to the power of 'exponent'.</text:p>
      <text:p text:style-name="Text_20_body_20_with_20_1st_20_line_20_indent"/>
      <text:p text:style-name="P29">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9">fmod( numerator, denominator )</text:p>
      <text:p text:style-name="Text_20_body_20_with_20_1st_20_line_20_indent">Returns the floating-point remainder of 'numerator' / 'denominator'.</text:p>
      <text:p text:style-name="Text_20_body_20_with_20_1st_20_line_20_indent"/>
      <text:p text:style-name="P29">floor( num )</text:p>
      <text:p text:style-name="Text_20_body_20_with_20_1st_20_line_20_indent">Returns the largest integral value that is not greater than 'num'.</text:p>
      <text:p text:style-name="Text_20_body_20_with_20_1st_20_line_20_indent"/>
      <text:p text:style-name="P29">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9">exec( command )</text:p>
      <text:p text:style-name="Text_20_body_20_with_20_1st_20_line_20_indent">Executes a system command and returns the return value from that command.</text:p>
      <text:p text:style-name="Text_20_body_20_with_20_1st_20_line_20_indent"/>
      <text:p text:style-name="P29">getcwd()</text:p>
      <text:p text:style-name="Text_20_body_20_with_20_1st_20_line_20_indent">Returns the current working directory of the process.</text:p>
      <text:p text:style-name="Text_20_body_20_with_20_1st_20_line_20_indent"/>
      <text:p text:style-name="P29">chdir( dir )</text:p>
      <text:p text:style-name="Text_20_body_20_with_20_1st_20_line_20_indent">Changes the current working directory of the process to 'dir'.</text:p>
      <text:p text:style-name="Text_20_body_20_with_20_1st_20_line_20_indent"><text:soft-page-break/></text:p>
      <text:p text:style-name="P29">splitpath( path )</text:p>
      <text:p text:style-name="Text_20_body_20_with_20_1st_20_line_20_indent">Returns a vector containing the directory and filename parts of 'path'.</text:p>
      <text:p text:style-name="Text_20_body_20_with_20_1st_20_line_20_indent"/>
      <text:p text:style-name="P29">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29">getdir( path )</text:p>
      <text:p text:style-name="Text_20_body_20_with_20_1st_20_line_20_indent">Returns the directory (“base path”) part of 'path'.</text:p>
      <text:p text:style-name="Text_20_body_20_with_20_1st_20_line_20_indent"/>
      <text:p text:style-name="P29">getfile( path )</text:p>
      <text:p text:style-name="Text_20_body_20_with_20_1st_20_line_20_indent">Returns the filename part of 'path'.</text:p>
      <text:p text:style-name="Text_20_body_20_with_20_1st_20_line_20_indent"/>
      <text:p text:style-name="P29">getext( path ) </text:p>
      <text:p text:style-name="Text_20_body_20_with_20_1st_20_line_20_indent">Returns the file extension part of 'path'. (Includes the '.').</text:p>
      <text:p text:style-name="Text_20_body_20_with_20_1st_20_line_20_indent"/>
      <text:p text:style-name="P29">exists( path ) </text:p>
      <text:p text:style-name="Text_20_body_20_with_20_1st_20_line_20_indent">Returns true if the path given by 'path' exists on disk.</text:p>
      <text:p text:style-name="Text_20_body_20_with_20_1st_20_line_20_indent"/>
      <text:p text:style-name="P29">environ()</text:p>
      <text:p text:style-name="Text_20_body_20_with_20_1st_20_line_20_indent">Returns a map containing the system environment variables as name:value pairs.</text:p>
      <text:p text:style-name="Text_20_body_20_with_20_1st_20_line_20_indent"/>
      <text:p text:style-name="P29">getenv( name )</text:p>
      <text:p text:style-name="Text_20_body_20_with_20_1st_20_line_20_indent">Returns the value of the environment variable 'name'.</text:p>
      <text:p text:style-name="Text_20_body_20_with_20_1st_20_line_20_indent"/>
      <text:p text:style-name="P29">argv()</text:p>
      <text:p text:style-name="Text_20_body_20_with_20_1st_20_line_20_indent">Returns a vector containing the parameters that were passed to deva (excluding the deva execution program).</text:p>
      <text:p text:style-name="Text_20_body_20_with_20_1st_20_line_20_indent"/>
      <text:p text:style-name="P29">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9">isdir( path )</text:p>
      <text:p text:style-name="Text_20_body_20_with_20_1st_20_line_20_indent">Returns true if 'path' is a directory, false otherwise.</text:p>
      <text:p text:style-name="Text_20_body_20_with_20_1st_20_line_20_indent"><text:soft-page-break/></text:p>
      <text:p text:style-name="P29">isfile( path )</text:p>
      <text:p text:style-name="Text_20_body_20_with_20_1st_20_line_20_indent">Returns true if 'path' is a regular file, false otherwise.</text:p>
      <text:p text:style-name="Text_20_body_20_with_20_1st_20_line_20_indent"/>
      <text:p text:style-name="P29">sep()</text:p>
      <text:p text:style-name="Text_20_body_20_with_20_1st_20_line_20_indent">Returns the string that represents the directory separator for the operating system.e.g. “/” on Posix/Unix systems.</text:p>
      <text:p text:style-name="Text_20_body_20_with_20_1st_20_line_20_indent"/>
      <text:p text:style-name="P29">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9">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29">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9">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29"/>
      <text:p text:style-name="P29">compile( regex_str )</text:p>
      <text:p text:style-name="Text_20_body_20_with_20_1st_20_line_20_indent">Compiles the regular expression 'regex_str' and returns a regex object.</text:p>
      <text:p text:style-name="Text_20_body_20_with_20_1st_20_line_20_indent"/>
      <text:p text:style-name="P29">match( regex, input )</text:p>
      <text:p text:style-name="Text_20_body_20_with_20_1st_20_line_20_indent"><text:soft-page-break/>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35">regexp = _re.compile( "(\w+)\W+(\w+)" );</text:p>
      <text:p text:style-name="P35">matches = _re.search( regexp, "@abc def--" );</text:p>
      <text:p text:style-name="P35">print( matches );</text:p>
      <text:p text:style-name="Text_20_body_20_with_20_1st_20_line_20_indent"/>
      <text:p text:style-name="Text_20_body_20_with_20_1st_20_line_20_indent">Produces the output:</text:p>
      <text:p text:style-name="P35">[{end:8, start:1, str:abc def}, {end:4, start:1, str:abc}, {end:8, start:5, str:def}] </text:p>
      <text:p text:style-name="Text_20_body_20_with_20_1st_20_line_20_indent"/>
      <text:p text:style-name="P29">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9">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7">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9">delete( regex )</text:p>
      <text:p text:style-name="Text_20_body_20_with_20_1st_20_line_20_indent">Deletes the regex object 'regex' and returns resources to the operating system. <text:span text:style-name="T26">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text:soft-page-break/></text:p>
      <text:p text:style-name="P29">escape( s )</text:p>
      <text:p text:style-name="Text_20_body_20_with_20_1st_20_line_20_indent">Returns the string 's' with all the regular expression special characters escaped.</text:p>
      <text:p text:style-name="Text_20_body_20_with_20_1st_20_line_20_indent"/>
      <text:p text:style-name="P29">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38">new( pattern )</text:p>
      <text:p text:style-name="P37">The constructor for the re class takes a pattern as its parameter and compiles a regular expression object from this pattern.</text:p>
      <text:p text:style-name="Text_20_body_20_with_20_1st_20_line_20_indent"/>
      <text:p text:style-name="P38">delete()</text:p>
      <text:p text:style-name="P37">The destructor for the re class frees the internal regular expression object automatically.</text:p>
      <text:p text:style-name="P37"/>
      <text:p text:style-name="P38">match( input )</text:p>
      <text:p text:style-name="P37">Matches the regular expression for the entire string 'input'. Returns a vector of matches. See '_re.match' for details.</text:p>
      <text:p text:style-name="Text_20_body_20_with_20_1st_20_line_20_indent"/>
      <text:p text:style-name="P38">search( input )</text:p>
      <text:p text:style-name="P37">Searches the regular expression anywhere in the string 'input' for matches. Returns a vector of matches. See '_re.search' for details.</text:p>
      <text:p text:style-name="Text_20_body_20_with_20_1st_20_line_20_indent"/>
      <text:p text:style-name="P38">replace( input, format )</text:p>
      <text:p text:style-name="P37">Returns the string resulting from replacing in the string 'input' using the format-string 'format'. See '_re.replace' for details.</text:p>
      <text:p text:style-name="P37"/>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9">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
      <text:h text:style-name="P44" text:outline-level="2"><text:soft-page-break/>8 Sample deva code</text:h>
      <text:h text:style-name="P52" text:outline-level="3">8.1 bubble sort</text:h>
      <text:p text:style-name="P35"/>
      <text:p text:style-name="P35"># bubble sort the vector 'a'</text:p>
      <text:p text:style-name="P35">def bubble_sort( a )</text:p>
      <text:p text:style-name="P35">{</text:p>
      <text:p text:style-name="P35"><text:tab/>local <text:span text:style-name="T48">len</text:span> = length( a );</text:p>
      <text:p text:style-name="P35"><text:tab/>local swap = true;</text:p>
      <text:p text:style-name="P35"><text:tab/>while( swap )</text:p>
      <text:p text:style-name="P35"><text:tab/>{</text:p>
      <text:p text:style-name="P35"><text:tab/><text:tab/>local swap = false;</text:p>
      <text:p text:style-name="P35"><text:tab/><text:tab/>local i = <text:span text:style-name="T48">len</text:span>-1;</text:p>
      <text:p text:style-name="P35"><text:tab/><text:tab/>while( i &gt;= 0 )</text:p>
      <text:p text:style-name="P35"><text:tab/><text:tab/>{</text:p>
      <text:p text:style-name="P35"><text:tab/><text:tab/><text:tab/>local j = 1;</text:p>
      <text:p text:style-name="P35"><text:tab/><text:tab/><text:tab/>while( j &lt;= i )</text:p>
      <text:p text:style-name="P35"><text:tab/><text:tab/><text:tab/>{</text:p>
      <text:p text:style-name="P35"><text:tab/><text:tab/><text:tab/><text:tab/>if( a[j-1] &gt; a[j] )</text:p>
      <text:p text:style-name="P35"><text:tab/><text:tab/><text:tab/><text:tab/>{</text:p>
      <text:p text:style-name="P35"><text:tab/><text:tab/><text:tab/><text:tab/><text:tab/><text:span text:style-name="T48">local </text:span>temp = a[j-1];</text:p>
      <text:p text:style-name="P35"><text:tab/><text:tab/><text:tab/><text:tab/><text:tab/>a[j-1] = a[j];</text:p>
      <text:p text:style-name="P35"><text:tab/><text:tab/><text:tab/><text:tab/><text:tab/>a[j] = temp;</text:p>
      <text:p text:style-name="P35"><text:tab/><text:tab/><text:tab/><text:tab/><text:tab/>swap = true;</text:p>
      <text:p text:style-name="P35"><text:tab/><text:tab/><text:tab/><text:tab/>}</text:p>
      <text:p text:style-name="P35"><text:tab/><text:tab/><text:tab/><text:tab/>j = j + 1;</text:p>
      <text:p text:style-name="P35"><text:tab/><text:tab/><text:tab/>}</text:p>
      <text:p text:style-name="P35"><text:tab/><text:tab/><text:tab/>i = i - 1;</text:p>
      <text:p text:style-name="P35"><text:tab/><text:tab/>}</text:p>
      <text:p text:style-name="P35"><text:tab/>}</text:p>
      <text:p text:style-name="P35"><text:tab/>return a;</text:p>
      <text:p text:style-name="P35">}</text:p>
      <text:p text:style-name="P35"/>
      <text:p text:style-name="P35"># given a vector 'l', one could:</text:p>
      <text:p text:style-name="P35"># sort the array</text:p>
      <text:p text:style-name="P35"><text:span text:style-name="T48">local </text:span>n = bubble_sort( l );</text:p>
      <text:p text:style-name="P35"># print it</text:p>
      <text:p text:style-name="P35">for( i in l )</text:p>
      <text:p text:style-name="P35"><text:soft-page-break/>{</text:p>
      <text:p text:style-name="P35"><text:tab/>print( i );</text:p>
      <text:p text:style-name="P35">}</text:p>
      <text:p text:style-name="P35"># one could also print it simply using:</text:p>
      <text:p text:style-name="P35">#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8">local </text:span>f = new foo.foocls();</text:p>
      <text:p text:style-name="fixed">f.foomethod();</text:p>
      <text:h text:style-name="Heading_20_3" text:outline-level="3">8.4 eval – running code dynamically</text:h>
      <text:p text:style-name="fixed"># test eval</text:p>
      <text:p text:style-name="fixed"><text:span text:style-name="T35">local code = </text:span>eval( "def foo(){ print( \"foobar\" ); }" );</text:p>
      <text:p text:style-name="fixed"><text:span text:style-name="T35">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soft-page-break/><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8">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soft-page-break/>{</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8">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6">if( true )</text:p>
      <text:p text:style-name="P36">{</text:p>
      <text:p text:style-name="P36"><text:tab/>local a = 0;</text:p>
      <text:p text:style-name="P36"><text:tab/>while( true )</text:p>
      <text:p text:style-name="P36"><text:tab/>{</text:p>
      <text:p text:style-name="P36"><text:tab/><text:tab/>local b = 1;</text:p>
      <text:p text:style-name="P36"><text:tab/><text:tab/>local c;</text:p>
      <text:p text:style-name="P36"><text:tab/><text:tab/>if( true )</text:p>
      <text:p text:style-name="P36"><text:tab/><text:tab/>{</text:p>
      <text:p text:style-name="P36"><text:tab/><text:tab/><text:tab/>c = 2;</text:p>
      <text:p text:style-name="P36"><text:tab/><text:tab/>}</text:p>
      <text:p text:style-name="P36"><text:tab/><text:tab/>def foo()</text:p>
      <text:p text:style-name="P36"><text:soft-page-break/><text:tab/><text:tab/>{</text:p>
      <text:p text:style-name="P36"><text:tab/><text:tab/><text:tab/>extern a;</text:p>
      <text:p text:style-name="P36"><text:tab/><text:tab/><text:tab/>extern b;</text:p>
      <text:p text:style-name="P36"><text:tab/><text:tab/><text:tab/>extern c;</text:p>
      <text:p text:style-name="P36"><text:tab/><text:tab/><text:tab/>print( a );<text:tab/><text:tab/># succeeds, prints '0'</text:p>
      <text:p text:style-name="P36"><text:tab/><text:tab/><text:tab/>print( b );<text:tab/><text:tab/># succeeds, prints '1'</text:p>
      <text:p text:style-name="P36"><text:tab/><text:tab/><text:tab/>print( c );<text:tab/><text:tab/># error, 'foo' doesn't have access to 'c'</text:p>
      <text:p text:style-name="P36"><text:tab/><text:tab/><text:tab/>return false;</text:p>
      <text:p text:style-name="P36"><text:tab/><text:tab/>}</text:p>
      <text:p text:style-name="P36"><text:tab/><text:tab/>if( !foo() )</text:p>
      <text:p text:style-name="P36"><text:tab/><text:tab/><text:tab/>break;</text:p>
      <text:p text:style-name="P36"><text:tab/>}</text:p>
      <text:p text:style-name="P36">}</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12T17:55:47</dc:date>
    <meta:editing-duration>PT431H49M47S</meta:editing-duration>
    <meta:editing-cycles>152</meta:editing-cycles>
    <meta:generator>OpenOffice.org/3.2$Linux OpenOffice.org_project/320m19$Build-9505</meta:generator>
    <meta:document-statistic meta:table-count="0" meta:image-count="0" meta:object-count="0" meta:page-count="40" meta:paragraph-count="856" meta:word-count="10777" meta:character-count="62352"/>
    <meta:user-defined meta:name="Info 1"/>
    <meta:user-defined meta:name="Info 2"/>
    <meta:user-defined meta:name="Info 3"/>
    <meta:user-defined meta:name="Info 4"/>
  </office:meta>
</office:document-meta>
</file>